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27df2" officeooo:paragraph-rsid="00127df2"/>
    </style:style>
    <style:style style:name="P2" style:family="paragraph" style:parent-style-name="Standard">
      <style:text-properties fo:language="ru" fo:country="RU" officeooo:rsid="0014fdf4" officeooo:paragraph-rsid="0014fdf4"/>
    </style:style>
    <style:style style:name="T1" style:family="text">
      <style:text-properties officeooo:rsid="00138b30"/>
    </style:style>
    <style:style style:name="T2" style:family="text">
      <style:text-properties officeooo:rsid="0013d05c"/>
    </style:style>
    <style:style style:name="T3" style:family="text">
      <style:text-properties officeooo:rsid="00149b1d"/>
    </style:style>
    <style:style style:name="T4" style:family="text">
      <style:text-properties officeooo:rsid="0014f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сделать по игре?<text:line-break/></text:p>
      <text:p text:style-name="P1">-допилить звуки шагов <text:span text:style-name="T2">(продвинутые, разные на разных поверхностях + меняются если ходит или бегает или ползёт и тд </text:span><text:span text:style-name="T3">+ рэндом питч</text:span><text:span text:style-name="T2">)</text:span></text:p>
      <text:p text:style-name="P1">-везде сделать при попадании на пену — респаун и отключение всех скриптов</text:p>
      <text:p text:style-name="P1">-при нажатии всех дисков портал работает дальше, иначе не работает </text:p>
      <text:p text:style-name="P1">-на каждый диск своя музыка</text:p>
      <text:p text:style-name="P1">-продвинутый звук (при ближении к порталу — звук, при подходе к диску увеличивается музыка, при включении/выключении диска -<text:span text:style-name="T1">тоже отдельный звук, в целом бэкграундный звук)</text:span></text:p>
      <text:p text:style-name="P1">- <text:span text:style-name="T4">при переходе на след уровень звуки с предыдущих отключаются</text:span></text:p>
      <text:p text:style-name="P1">-<text:span text:style-name="T4">добавить граффити на объекты о правилах игры</text:span></text:p>
      <text:p text:style-name="P1">- <text:span text:style-name="T4">сделать интерфейс входа в игру</text:span></text:p>
      <text:p text:style-name="P1">-<text:span text:style-name="T4">написать треки для всех уровней</text:span></text:p>
      <text:p text:style-name="P1"><text:s/></text:p>
      <text:p text:style-name="P1">///<text:span text:style-name="T4">это конец первого уровня, дальше второй</text:span></text:p>
      <text:p text:style-name="P2">*************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23:44:39.351000000</meta:creation-date>
    <dc:date>2024-01-17T23:50:24.368000000</dc:date>
    <meta:editing-duration>PT5M42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3" meta:word-count="109" meta:character-count="715" meta:non-whitespace-character-count="612"/>
  </office:meta>
</office:document-meta>
</file>